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2">
      <style:paragraph-properties fo:margin-left="0in" fo:margin-right="0in" fo:text-indent="0in" style:auto-text-indent="false"/>
      <style:text-properties style:font-name="Courier New"/>
    </style:style>
    <style:style style:name="P12" style:family="paragraph" style:parent-style-name="Text_20_body" style:list-style-name="L5">
      <style:paragraph-properties fo:margin-left="0in" fo:margin-right="0in" fo:text-indent="0in" style:auto-text-indent="false"/>
    </style:style>
    <style:style style:name="P13" style:family="paragraph" style:parent-style-name="Text_20_body" style:list-style-name="L2">
      <style:paragraph-properties fo:margin-left="0.4925in" fo:margin-right="0in" fo:text-indent="0in" style:auto-text-indent="false"/>
      <style:text-properties style:font-name="Courier New"/>
    </style:style>
    <style:style style:name="P14" style:family="paragraph" style:parent-style-name="Text_20_body" style:list-style-name="L2">
      <style:paragraph-properties fo:margin-left="0.4925in" fo:margin-right="0in" fo:text-indent="0in" style:auto-text-indent="false"/>
      <style:text-properties style:font-name="Courier New"/>
    </style:style>
    <style:style style:name="P15" style:family="paragraph" style:parent-style-name="Text_20_body" style:list-style-name="L2">
      <style:paragraph-properties fo:margin-left="0.4925in" fo:margin-right="0in" fo:text-indent="0in" style:auto-text-indent="false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Thorndale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4 Demo 1: Application Profiling Using NetBeans Profiler</text:h>
      <text:p text:style-name="Text_20_body">This exercise performs application profiling using the NetBeans profiler.</text:p>
      <text:p text:style-name="Text_20_body">Slide id: 123</text:p>
      <text:h text:style-name="Heading_20_3" text:outline-level="3">Required Software</text:h>
      <text:list text:style-name="L1">
        <text:list-item>
          <text:p text:style-name="P5">Any OS </text:p>
        </text:list-item>
        <text:list-item>
          <text:p text:style-name="P5">JDK 1.6 or higher</text:p>
        </text:list-item>
      </text:list>
      <text:list text:style-name="L1">
        <text:list-item text:start-value="1">
          <text:p text:style-name="P5">NetBeans version 6.1 or later.</text:p>
        </text:list-item>
      </text:list>
      <text:p text:style-name="P1">You can download NetBeans from: <text:a xlink:type="simple" xlink:href="http://www.netbeans.org/"><text:span text:style-name="T1">http://www.netbeans.org</text:span></text:a></text:p>
      <text:list text:style-name="L2">
        <text:list-item>
          <text:p text:style-name="P11">NetBeans projects</text:p>
        </text:list-item>
        <text:list-item>
          <text:p text:style-name="P13">Java2D</text:p>
        </text:list-item>
        <text:list-item>
          <text:p text:style-name="P13">HTTPUnit</text:p>
        </text:list-item>
        <text:list-item>
          <text:p text:style-name="P13">PrimeNumbers</text:p>
        </text:list-item>
      </text:list>
      <text:h text:style-name="Heading_20_3" text:outline-level="3">Objective</text:h>
      <text:list text:style-name="L3">
        <text:list-item>
          <text:p text:style-name="P8">Use NetBeans profiler to profile Java technology applications.</text:p>
        </text:list-item>
      </text:list>
      <text:h text:style-name="Heading_20_3" text:outline-level="3">Preparations</text:h>
      <text:p text:style-name="Text_20_body">Check for required version of Java SE.</text:p>
      <text:list text:style-name="L4">
        <text:list-item>
          <text:p text:style-name="P9">Use the <text:span text:style-name="T1">java</text:span><text:span text:style-name="T2"> </text:span><text:span text:style-name="T1">-version</text:span> command to check the installed Java SE version. </text:p>
        </text:list-item>
      </text:list>
      <text:p text:style-name="P1">If the installed version is earlier than Java SE 6, download and install the latest Java SE version from the following URL.</text:p>
      <text:p text:style-name="P2">http://java.sun.com/javase/downloads/index.jsp</text:p>
      <text:p text:style-name="Text_20_body">Download and install NetBeans 6.1.</text:p>
      <text:list text:style-name="L5">
        <text:list-item>
          <text:p text:style-name="P10">Download and and install NetBeans from the following URL:</text:p>
        </text:list-item>
      </text:list>
      <text:p text:style-name="P1"><text:s/><text:span text:style-name="T1">http://www.netbeans.org</text:span></text:p>
      <text:list text:style-name="L5" text:continue-numbering="true">
        <text:list-item>
          <text:p text:style-name="P12">Add the <text:span text:style-name="T1">bin</text:span> subdirectory of the NetBeans 6.1 install directory to the <text:s/>OS PATH variable.</text:p>
        </text:list-item>
      </text:list>
      <text:h text:style-name="Heading_20_3" text:outline-level="3"/>
      <text:h text:style-name="P3" text:outline-level="3">Instructions</text:h>
      <text:p text:style-name="Text_20_body">TBD: The content in the following URLs need to be transcribed to this section.</text:p>
      <text:p text:style-name="P4">&lt;Working notes from Charlie&gt;</text:p>
      <text:p text:style-name="Text_20_body">I think the demo at the following URL is a perfect intro demo for here.  It's a demo that serves as an introduction to the NetBeans Profiler and its use cases. <text:line-break/><text:a xlink:type="simple" xlink:href="http://wiki.netbeans.org/ProfilerIntroDemoAndTour">http://wiki.netbeans.org/ProfilerIntroDemoAndTour</text:a> <text:line-break/><text:line-break/>This should work with NetBeans 6.1.  I would suggest updating any references that say NetBeans 5.x and 6.x to NetBeans 6.1. <text:line-break/><text:line-break/>I'll run through the demo to see if there's something that does not work. <text:line-break/></text:p>
      <text:p text:style-name="P4">&lt;<text:span text:style-name="T3">/</text:span>Working notes from Charli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sok</meta:initial-creator>
    <meta:creation-date>2008-06-26T11:17:04</meta:creation-date>
    <dc:creator>Tom McGinn</dc:creator>
    <dc:date>2008-07-18T10:33:50</dc:date>
    <dc:language>en-US</dc:language>
    <meta:editing-cycles>32</meta:editing-cycles>
    <meta:editing-duration>P1DT3H6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227" meta:character-count="1441"/>
  </office:meta>
</office:document-meta>
</file>